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Victor Mono" svg:font-family="'Victor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officeooo:rsid="001612ae" officeooo:paragraph-rsid="001612ae"/>
    </style:style>
    <style:style style:name="P2" style:family="paragraph" style:parent-style-name="Standard">
      <style:paragraph-properties fo:text-align="start" style:justify-single-word="false"/>
      <style:text-properties style:font-name="Victor Mono" officeooo:rsid="00171146" officeooo:paragraph-rsid="00177f50"/>
    </style:style>
    <style:style style:name="P3" style:family="paragraph" style:parent-style-name="Standard">
      <style:paragraph-properties fo:text-align="start" style:justify-single-word="false"/>
      <style:text-properties style:font-name="Victor Mono" officeooo:rsid="00171146" officeooo:paragraph-rsid="00171146"/>
    </style:style>
    <style:style style:name="P4" style:family="paragraph" style:parent-style-name="Standard">
      <style:paragraph-properties fo:text-align="start" style:justify-single-word="false"/>
      <style:text-properties style:font-name="Victor Mono" officeooo:rsid="001c4f4e" officeooo:paragraph-rsid="001c4f4e"/>
    </style:style>
    <style:style style:name="P5" style:family="paragraph" style:parent-style-name="Standard">
      <style:paragraph-properties fo:text-align="start" style:justify-single-word="false"/>
      <style:text-properties style:font-name="Victor Mono" officeooo:rsid="001f4eeb" officeooo:paragraph-rsid="001f4eeb"/>
    </style:style>
    <style:style style:name="P6" style:family="paragraph" style:parent-style-name="Standard">
      <style:paragraph-properties fo:text-align="start" style:justify-single-word="false"/>
      <style:text-properties style:font-name="Victor Mono" fo:font-style="normal" fo:font-weight="normal" officeooo:rsid="00202380" officeooo:paragraph-rsid="00202380"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font-name="Victor Mono" fo:font-weight="normal" officeooo:rsid="0023e53d" officeooo:paragraph-rsid="0023e53d" style:font-weight-asian="normal" style:font-weight-complex="normal"/>
    </style:style>
    <style:style style:name="P8" style:family="paragraph" style:parent-style-name="Standard">
      <style:paragraph-properties fo:text-align="start" style:justify-single-word="false"/>
      <style:text-properties style:font-name="Victor Mono" fo:font-weight="normal" officeooo:rsid="0024418b" officeooo:paragraph-rsid="0024418b" style:font-weight-asian="normal" style:font-weight-complex="normal"/>
    </style:style>
    <style:style style:name="P9" style:family="paragraph" style:parent-style-name="Standard">
      <style:paragraph-properties fo:text-align="start" style:justify-single-word="false"/>
      <style:text-properties style:font-name="Victor Mono" fo:font-weight="normal" officeooo:rsid="0025683a" officeooo:paragraph-rsid="0025683a" style:font-weight-asian="normal" style:font-weight-complex="normal"/>
    </style:style>
    <style:style style:name="P10" style:family="paragraph" style:parent-style-name="Standard">
      <style:paragraph-properties fo:text-align="start" style:justify-single-word="false"/>
      <style:text-properties style:font-name="Liberation Serif" officeooo:rsid="001f4eeb" officeooo:paragraph-rsid="001f4eeb"/>
    </style:style>
    <style:style style:name="P11" style:family="paragraph" style:parent-style-name="Standard">
      <style:paragraph-properties fo:text-align="start" style:justify-single-word="false"/>
      <style:text-properties style:font-name="Liberation Serif" fo:font-weight="normal" officeooo:rsid="00220049" officeooo:paragraph-rsid="00220049" style:font-weight-asian="normal" style:font-weight-complex="normal"/>
    </style:style>
    <style:style style:name="P12" style:family="paragraph" style:parent-style-name="Standard">
      <style:paragraph-properties fo:text-align="start" style:justify-single-word="false"/>
      <style:text-properties style:font-name="Liberation Serif" fo:font-weight="normal" officeooo:rsid="0023e53d" officeooo:paragraph-rsid="0023e53d" style:font-weight-asian="normal" style:font-weight-complex="normal"/>
    </style:style>
    <style:style style:name="P13" style:family="paragraph" style:parent-style-name="Standard">
      <style:paragraph-properties fo:text-align="start" style:justify-single-word="false"/>
      <style:text-properties officeooo:rsid="001b9e4e" officeooo:paragraph-rsid="001b9e4e"/>
    </style:style>
    <style:style style:name="P14" style:family="paragraph" style:parent-style-name="Standard">
      <style:paragraph-properties fo:text-align="start" style:justify-single-word="false"/>
      <style:text-properties officeooo:rsid="0026d03d" officeooo:paragraph-rsid="0026d03d"/>
    </style:style>
    <style:style style:name="P15" style:family="paragraph" style:parent-style-name="Standard">
      <style:paragraph-properties fo:text-align="start" style:justify-single-word="false"/>
      <style:text-properties officeooo:paragraph-rsid="0016e400"/>
    </style:style>
    <style:style style:name="P16" style:family="paragraph" style:parent-style-name="Standard">
      <style:paragraph-properties fo:text-align="start" style:justify-single-word="false"/>
      <style:text-properties officeooo:paragraph-rsid="00171146"/>
    </style:style>
    <style:style style:name="P17" style:family="paragraph" style:parent-style-name="Standard">
      <style:paragraph-properties fo:text-align="start" style:justify-single-word="false"/>
      <style:text-properties officeooo:paragraph-rsid="00177f50"/>
    </style:style>
    <style:style style:name="P18" style:family="paragraph" style:parent-style-name="Standard">
      <style:paragraph-properties fo:text-align="start" style:justify-single-word="false"/>
      <style:text-properties officeooo:paragraph-rsid="001c4f4e"/>
    </style:style>
    <style:style style:name="P19" style:family="paragraph" style:parent-style-name="Standard">
      <style:paragraph-properties fo:text-align="start" style:justify-single-word="false"/>
      <style:text-properties officeooo:paragraph-rsid="0023e53d"/>
    </style:style>
    <style:style style:name="P20" style:family="paragraph" style:parent-style-name="Standard">
      <style:paragraph-properties fo:text-align="start" style:justify-single-word="false"/>
      <style:text-properties officeooo:paragraph-rsid="0026d03d"/>
    </style:style>
    <style:style style:name="T1" style:family="text">
      <style:text-properties officeooo:rsid="0016e400"/>
    </style:style>
    <style:style style:name="T2" style:family="text">
      <style:text-properties officeooo:rsid="00171146"/>
    </style:style>
    <style:style style:name="T3" style:family="text">
      <style:text-properties fo:font-style="italic" style:font-style-asian="italic" style:font-style-complex="italic"/>
    </style:style>
    <style:style style:name="T4" style:family="text">
      <style:text-properties fo:font-style="italic" officeooo:rsid="00171146" style:font-style-asian="italic" style:font-style-complex="italic"/>
    </style:style>
    <style:style style:name="T5" style:family="text">
      <style:text-properties fo:font-style="italic" officeooo:rsid="0025683a"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71146" style:font-style-asian="normal" style:font-style-complex="normal"/>
    </style:style>
    <style:style style:name="T8" style:family="text">
      <style:text-properties fo:font-style="normal" officeooo:rsid="00177f50" style:font-style-asian="normal" style:font-style-complex="normal"/>
    </style:style>
    <style:style style:name="T9" style:family="text">
      <style:text-properties fo:font-style="normal" officeooo:rsid="00187a6b" style:font-style-asian="normal" style:font-style-complex="normal"/>
    </style:style>
    <style:style style:name="T10" style:family="text">
      <style:text-properties fo:font-style="normal" officeooo:rsid="00202380" style:font-style-asian="normal" style:font-style-complex="normal"/>
    </style:style>
    <style:style style:name="T11" style:family="text">
      <style:text-properties fo:font-style="normal" officeooo:rsid="0024418b" style:font-style-asian="normal" style:font-style-complex="normal"/>
    </style:style>
    <style:style style:name="T12" style:family="text">
      <style:text-properties fo:font-style="normal" officeooo:rsid="0025683a" style:font-style-asian="normal" style:font-style-complex="normal"/>
    </style:style>
    <style:style style:name="T13" style:family="text">
      <style:text-properties fo:font-style="normal" officeooo:rsid="0026d03d"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font-name="Victor Mono" fo:font-style="normal" officeooo:rsid="00171146" style:font-style-asian="normal" style:font-style-complex="normal"/>
    </style:style>
    <style:style style:name="T16" style:family="text">
      <style:text-properties style:font-name="Victor Mono" fo:font-style="normal" officeooo:rsid="00177f50" style:font-style-asian="normal" style:font-style-complex="normal"/>
    </style:style>
    <style:style style:name="T17" style:family="text">
      <style:text-properties style:font-name="Victor Mono" fo:font-style="normal" officeooo:rsid="001c4f4e" style:font-style-asian="normal" style:font-style-complex="normal"/>
    </style:style>
    <style:style style:name="T18" style:family="text">
      <style:text-properties style:font-name="Victor Mono" fo:font-style="normal" fo:font-weight="normal" officeooo:rsid="0023e53d" style:font-style-asian="normal" style:font-weight-asian="normal" style:font-style-complex="normal" style:font-weight-complex="normal"/>
    </style:style>
    <style:style style:name="T19" style:family="text">
      <style:text-properties style:font-name="Liberation Serif" fo:font-style="normal" style:font-style-asian="normal" style:font-style-complex="normal"/>
    </style:style>
    <style:style style:name="T20" style:family="text">
      <style:text-properties style:font-name="Liberation Serif" fo:font-style="normal" officeooo:rsid="00177f50" style:font-style-asian="normal" style:font-style-complex="normal"/>
    </style:style>
    <style:style style:name="T21" style:family="text">
      <style:text-properties style:font-name="Liberation Serif" fo:font-style="normal" officeooo:rsid="00187a6b" style:font-style-asian="normal" style:font-style-complex="normal"/>
    </style:style>
    <style:style style:name="T22" style:family="text">
      <style:text-properties style:font-name="Liberation Serif" fo:font-style="normal" officeooo:rsid="001a4a17" style:font-style-asian="normal" style:font-style-complex="normal"/>
    </style:style>
    <style:style style:name="T23" style:family="text">
      <style:text-properties style:font-name="Liberation Serif" fo:font-style="normal" officeooo:rsid="001b9e4e" style:font-style-asian="normal" style:font-style-complex="normal"/>
    </style:style>
    <style:style style:name="T24" style:family="text">
      <style:text-properties style:font-name="Liberation Serif" fo:font-style="normal" officeooo:rsid="001c4f4e" style:font-style-asian="normal" style:font-style-complex="normal"/>
    </style:style>
    <style:style style:name="T25" style:family="text">
      <style:text-properties style:font-name="Liberation Serif" fo:font-style="normal" fo:font-weight="normal" style:font-style-asian="normal" style:font-weight-asian="normal" style:font-style-complex="normal" style:font-weight-complex="normal"/>
    </style:style>
    <style:style style:name="T26" style:family="text">
      <style:text-properties style:font-name="Liberation Serif" fo:font-style="normal" fo:font-weight="normal" officeooo:rsid="0023e53d" style:font-style-asian="normal" style:font-weight-asian="normal" style:font-style-complex="normal" style:font-weight-complex="normal"/>
    </style:style>
    <style:style style:name="T27" style:family="text">
      <style:text-properties style:font-name="Liberation Serif" fo:font-style="normal" fo:font-weight="normal" officeooo:rsid="0025683a" style:font-style-asian="normal" style:font-weight-asian="normal" style:font-style-complex="normal" style:font-weight-complex="normal"/>
    </style:style>
    <style:style style:name="T28" style:family="text">
      <style:text-properties style:font-name="Liberation Serif" fo:font-style="normal" fo:font-weight="normal" officeooo:rsid="0024418b" style:font-style-asian="normal" style:font-weight-asian="normal" style:font-style-complex="normal" style:font-weight-complex="normal"/>
    </style:style>
    <style:style style:name="T29" style:family="text">
      <style:text-properties style:font-name="Liberation Serif" fo:font-style="normal" fo:font-weight="normal" officeooo:rsid="0026d03d"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is a multi-paradigm programming language that allows for various styles such as proceedural, object-oriented, and functional programming. While there is nothing forcing you to, or stopping you from using a functional programming style, it is really up to the developer’s own interal dicipline to architect their applications in such a way. Python, along with their style-guide PEP8, often make it difficult to stay within the guidelines of functional programming, but doing so can offer fantastic benefits. </text:p>
      <text:p text:style-name="P1"/>
      <text:p text:style-name="P15"><text:span text:style-name="T1">Functional programming isn’t just programming with functions, but more of using functions as values. You can think of it more like math, where functions can be represented as “</text:span><text:span text:style-name="T2">y = f</text:span><text:span text:style-name="T1">(x)” </text:span><text:span text:style-name="T2">or “h = f.g”. I know what you’re thinking, “but that looks just like what we’ve already been doing.” And it is, kind of, except that in order to be “functional” we must program </text:span><text:span text:style-name="T4">without </text:span><text:span text:style-name="T7">mutable state. That means, very explicitly, that a function is not allowed to mutate (or change) any of the values </text:span><text:span text:style-name="T9">outside its scope</text:span><text:span text:style-name="T7">. Within functional programming is a concept of “pure functions” which means it will always do the same exact thing, every single time, </text:span><text:span text:style-name="T9">and does not affect anything except what is passed to it as an argument.</text:span><text:span text:style-name="T7"> This doesn’t sound unlike what we’ve been doing already, but what happens in the function below?</text:span></text:p>
      <text:p text:style-name="P15"><text:span text:style-name="T7"/></text:p>
      <text:p text:style-name="P2"><text:span text:style-name="T8">Count = 0</text:span></text:p>
      <text:p text:style-name="P15"><text:span text:style-name="T7"/></text:p>
      <text:p text:style-name="P3"><text:span text:style-name="T6">Def func(x)</text:span></text:p>
      <text:p text:style-name="P16"><text:span text:style-name="T15"><text:tab/></text:span><text:span text:style-name="T16">count += x</text:span></text:p>
      <text:p text:style-name="P3"><text:span text:style-name="T8"/></text:p>
      <text:p text:style-name="P17"><text:span text:style-name="T20">What func() is doing is changing the state of a variable outside it’s own scope. X is passed into it, </text:span><text:span text:style-name="T21">not count. But it changes count, and if we didn’t know the inner workings of this function (maybe we imported an external library) we wouldn’t necessarily know why or how values are changing that we never even wanted to pass in the first place. More simply, the </text:span><text:span text:style-name="T22">entirety</text:span><text:span text:style-name="T21"> of a function’</text:span><text:span text:style-name="T22">s results</text:span><text:span text:style-name="T21"> are strictly limited to it</text:span><text:span text:style-name="T22">s</text:span><text:span text:style-name="T21"> arguments. O</text:span><text:span text:style-name="T22">ne immediate benefit to pure functions is that, assuming the output of one does not depend on another’s input, both functions can be performed in parallel without risk of a race-condition. Executing functions asyncronously </text:span><text:span text:style-name="T23">can</text:span><text:span text:style-name="T22"> provide an obvious performance boost.</text:span></text:p>
      <text:p text:style-name="P17"><text:span text:style-name="T22"/></text:p>
      <text:p text:style-name="P13"><text:span text:style-name="T22">L</text:span><text:span text:style-name="T19">ambda calculus sounds scary. Just look at it! What’s lambda even mean… and I know I didn’t make it to calculus in high school, so what am I getting myself into here? Well, it’s not actually a big deal at all. In fact, it looks just like those functions I mentioned earlier, h = f.g. In Python, Lambdas are expressions that take a parameter list, then perform a single line expression on them. </text:span><text:span text:style-name="T24">They look something like this:</text:span></text:p>
      <text:p text:style-name="P13"><text:span text:style-name="T24"/></text:p>
      <text:p text:style-name="P4"><text:span text:style-name="T6"># lambda </text:span><text:span text:style-name="T3">parameter list</text:span><text:span text:style-name="T6">: </text:span><text:span text:style-name="T3">expr</text:span><text:span text:style-name="T6"> </text:span><text:span text:style-name="T14">=&gt; callable</text:span></text:p>
      <text:p text:style-name="P4"><text:span text:style-name="T6"/></text:p>
      <text:p text:style-name="P4"><text:span text:style-name="T6"># this returns a + b</text:span></text:p>
      <text:p text:style-name="P4"><text:span text:style-name="T6">&gt;&gt;&gt; lambda a, b: a + b</text:span></text:p>
      <text:p text:style-name="P4"><text:span text:style-name="T6"/></text:p>
      <text:p text:style-name="P18"><text:span text:style-name="T17"># this takes an arbitrary number of args, and tells you how many there are</text:span></text:p>
      <text:p text:style-name="P4"><text:span text:style-name="T6">&gt;&gt;&gt; lambda *args: len(args)<text:tab/></text:span></text:p>
      <text:p text:style-name="P4"><text:span text:style-name="T6"/></text:p>
      <text:p text:style-name="P10"><text:span text:style-name="T6">The Python standard library offers a few build in functions that will aid us when doing functional programming. Let’s look at </text:span><text:span text:style-name="T13">a few of these</text:span><text:span text:style-name="T6">:</text:span></text:p>
      <text:p text:style-name="P5"><text:soft-page-break/><text:span text:style-name="T10"># </text:span><text:span text:style-name="T6">filter(</text:span><text:span text:style-name="T3">func</text:span><text:span text:style-name="T6">, </text:span><text:span text:style-name="T3">iterable</text:span><text:span text:style-name="T6">) </text:span><text:span text:style-name="T14">=&gt; iterator</text:span></text:p>
      <text:p text:style-name="P6">&gt;&gt;&gt; i = filter(lambda a: a % 2 == 1, reversed(range(100)))</text:p>
      <text:p text:style-name="P6">&gt;&gt;&gt; next(i)</text:p>
      <text:p text:style-name="P6">99</text:p>
      <text:p text:style-name="P6">&gt;&gt;&gt; next(i)</text:p>
      <text:p text:style-name="P6">97</text:p>
      <text:p text:style-name="P5"><text:span text:style-name="T14"/></text:p>
      <text:p text:style-name="P11"><text:span text:style-name="T6">Filter takes a function and an iterable (like a list, tuple, dictionary) as arguments, iterates over the iterable passing each value to the function we provided as the first parameter, and the values that evaluate to True from that function, will be added to a return iterator. In our example above, we assigned i to be the resulting iterator from every odd number from a list of 100 through 0. </text:span></text:p>
      <text:p text:style-name="P11"><text:span text:style-name="T6"/></text:p>
      <text:p text:style-name="P7"><text:span text:style-name="T6"># map(</text:span><text:span text:style-name="T3">func</text:span><text:span text:style-name="T6">, </text:span><text:span text:style-name="T5">iterable, </text:span><text:span text:style-name="T3">*iterables</text:span><text:span text:style-name="T6">) </text:span><text:span text:style-name="T14">=&gt; iterator</text:span></text:p>
      <text:p text:style-name="P7"><text:span text:style-name="T6">&gt;&gt;&gt; i = map(lambda x</text:span><text:span text:style-name="T11">, y</text:span><text:span text:style-name="T6">: x </text:span><text:span text:style-name="T11">+ y</text:span><text:span text:style-name="T6">, range(</text:span><text:span text:style-name="T11">10</text:span><text:span text:style-name="T6">), </text:span><text:span text:style-name="T11">range(10, 20)</text:span><text:span text:style-name="T6">)</text:span></text:p>
      <text:p text:style-name="P19"><text:span text:style-name="T18">&gt;&gt;&gt; print(list(i))</text:span></text:p>
      <text:p text:style-name="P8"><text:span text:style-name="T6">[10, 11, 12, </text:span><text:span text:style-name="T12">13, </text:span><text:span text:style-name="T6">...]</text:span></text:p>
      <text:p text:style-name="P7"><text:span text:style-name="T6"/></text:p>
      <text:p text:style-name="P19"><text:span text:style-name="T26">Map takes a function and </text:span><text:span text:style-name="T27">one or more </text:span><text:span text:style-name="T26">iterables and returns an iterator </text:span><text:span text:style-name="T28">of the result of passing each itera</text:span><text:span text:style-name="T27">ble</text:span><text:span text:style-name="T28">s’ values to the function. This is similar to Filter, except that Filter only returns the values that evaluated truthfully. Above, we pass two iterators (the result of the ranges </text:span><text:span text:style-name="T27">0 through 9 and 10 through 19</text:span><text:span text:style-name="T28">) and add each value together according to the lamda expression we provided.</text:span></text:p>
      <text:p text:style-name="P12"><text:span text:style-name="T11"/></text:p>
      <text:p text:style-name="P9"><text:span text:style-name="T11"># </text:span><text:span text:style-name="T6">zip(</text:span><text:span text:style-name="T3">iterable</text:span><text:span text:style-name="T6">, </text:span><text:span text:style-name="T3">*iterables</text:span><text:span text:style-name="T6">) </text:span><text:span text:style-name="T14">=&gt; iterator</text:span></text:p>
      <text:p text:style-name="P9"><text:span text:style-name="T6">&gt;&gt;&gt; i = zip(range(10), range(10, 20), range(20, 30))</text:span></text:p>
      <text:p text:style-name="P9"><text:span text:style-name="T6">&gt;&gt;&gt; next(i)</text:span></text:p>
      <text:p text:style-name="P9"><text:span text:style-name="T6">(0, 10, 20)</text:span></text:p>
      <text:p text:style-name="P9"><text:span text:style-name="T6">&gt;&gt;&gt; next(i)</text:span></text:p>
      <text:p text:style-name="P9"><text:span text:style-name="T6">(1, 11, 21)</text:span></text:p>
      <text:p text:style-name="P9"><text:span text:style-name="T6"/></text:p>
      <text:p text:style-name="P20"><text:span text:style-name="T29">Zip iterates over one or more iterables and combines them together to return an iterator of tuples. </text:span></text:p>
      <text:p text:style-name="P14"><text:span text:style-name="T2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Victor Mono" svg:font-family="'Victor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3T16:02:13.001026343</meta:creation-date>
    <dc:date>2020-07-13T19:54:00.877386091</dc:date>
    <meta:editing-duration>PT2H23M24S</meta:editing-duration>
    <meta:editing-cycles>3</meta:editing-cycles>
    <meta:generator>LibreOffice/6.4.4.2$Linux_X86_64 LibreOffice_project/40$Build-2</meta:generator>
    <meta:document-statistic meta:table-count="0" meta:image-count="0" meta:object-count="0" meta:page-count="2" meta:paragraph-count="32" meta:word-count="711" meta:character-count="4088" meta:non-whitespace-character-count="3404"/>
  </office:meta>
</office:document-meta>
</file>